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4.4409in" fo:margin-right="0in" fo:text-indent="0in" style:auto-text-indent="false"/>
    </style:style>
    <style:style style:name="P2" style:family="paragraph" style:parent-style-name="Standard" style:master-page-name="">
      <style:paragraph-properties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">RepeatIn(objects, 'purchase')</text:text-input><text:text-input text:description="">setLang(purchase.party.lang and purchase.party.lang.code or 'en_US')</text:text-input></text:p>
      <text:p text:style-name="P1"><text:text-input text:description="">purchase.party.type and purchase.party.type.name or '' + purchase.party.name</text:text-input></text:p>
      <text:p text:style-name="P1"><text:text-input text:description="">purchase.contact_address.name or ''</text:text-input></text:p>
      <text:p text:style-name="P1"><text:text-input text:description="">purchase.contact_address.street or ''</text:text-input></text:p>
      <text:p text:style-name="P1"><text:text-input text:description="">purchase.contact_address.streetbis or ''</text:text-input></text:p>
      <text:p text:style-name="P1"><text:text-input text:description="">(purchase.contact_address.zip or '') + (purchase.contact_address.city or '')</text:text-input></text:p>
      <text:p text:style-name="P1"><text:text-input text:description="">purchase.contact_address.state and purchase.contact_address.state.name or ''</text:text-input></text:p>
      <text:p text:style-name="P1"><text:text-input text:description="">purchase.contact_address.country and purchase.contact_address.country.name or ''</text:text-input></text:p>
      <text:p text:style-name="P1">VAT: <text:text-input text:description="">purchase.party.vat_code or removeParentNode()</text:text-input></text:p>
      <text:h text:style-name="P6" text:outline-level="1">Draft Purchase Order<text:text-input text:description="">purchase.state == 'draft' or removeParentNode('h')</text:text-input></text:h>
      <text:h text:style-name="P6" text:outline-level="1">Request for Quotation N°: <text:text-input text:description="">purchase.reference</text:text-input><text:text-input text:description="">purchase.state == 'quotation' or removeParentNode('h')</text:text-input></text:h>
      <text:h text:style-name="P6" text:outline-level="1">Purchase Order N°: <text:text-input text:description="">purchase.reference</text:text-input><text:text-input text:description="">purchase.state not in ('quotation', 'draft') or removeParentNode('h')</text:text-input></text:h>
      <text:p text:style-name="Text_20_body">Description: <text:text-input text:description="">purchase.description</text:text-input></text:p>
      <text:p text:style-name="Text_20_body">Date: <text:text-input text:description="">formatLang(purchase.purchase_date, date=True)</text:text-input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office:value-type="string">
            <text:p text:style-name="Table_20_Contents"><text:text-input text:description="">RepeatIn(purchase.lines, 'line')</text:text-input><text:text-input text:description="">line.description</text:text-input></text:p>
          </table:table-cell>
          <table:table-cell table:style-name="Table1.A2" office:value-type="string">
            <text:p text:style-name="P4"><text:text-input text:description="">line.type == 'line' and (formatLang(line.quantity) + (line.unit and (' ' + line.unit.symbol) or '')) or ''</text:text-input></text:p>
          </table:table-cell>
          <table:table-cell table:style-name="Table1.A2" office:value-type="string">
            <text:p text:style-name="P4"><text:text-input text:description="">line.type == 'line' and (formatLang(line.unit_price) + ' ' + purchase.currency.symbol) or ''</text:text-input></text:p>
          </table:table-cell>
          <table:table-cell table:style-name="Table1.A2" office:value-type="string">
            <text:p text:style-name="P5"><text:text-input text:description="">RepeatIn(line.taxes, 'tax', ['p'])</text:text-input><text:text-input text:description="">tax.name</text:text-input></text:p>
          </table:table-cell>
          <table:table-cell table:style-name="Table1.E2" office:value-type="string">
            <text:p text:style-name="P4"><text:text-input text:description="">line.type in ('line', 'subtotal') and (formatLang(line.amount, digits=purchase.currency.digits) + ' ' + purchase.currency.symbol) or ''</text:text-input>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text-input text:description="">formatLang(purchase.untaxed_amount, digits=purchase.currency.digits) + ' ' + purchase.currency.symbol</text:text-input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text-input text:description="">formatLang(purchase.tax_amount, digits=purchase.currency.digits) + ' ' + purchase.currency.symbol</text:text-input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text-input text:description="">formatLang(purchase.total_amount, digits=purchase.currency.digits) + ' ' + purchase.currency.symbol</text:text-input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text-input text:description="">purchase.comment or removeParentNode('p'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8:22</meta:creation-date>
    <dc:date>2008-07-02T12:24:17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1" meta:word-count="24" meta:character-count="189"/>
  </office:meta>
</office:document-meta>
</file>